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45cm" svg:height="1.92cm" svg:x="-5.35cm" svg:y="11.526cm">
          <text:p text:style-name="P1">Inbound channel handle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2.943cm" svg:height="1.921cm" svg:x="2.712cm" svg:y="9.092cm">
          <text:p text:style-name="P1">Deser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943cm" svg:height="1.92cm" svg:x="9.9cm" svg:y="3.381cm">
          <draw:glue-point draw:id="4" svg:x="1.872cm" svg:y="-4.833cm"/>
          <text:p text:style-name="P1">PE exec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-6.747cm" svg:y1="12.246cm" svg:x2="-5.35cm" svg:y2="12.486cm" draw:end-shape="id1" svg:d="m-6747 12246 1397 240" svg:viewBox="0 0 1398 241">
          <text:p/>
        </draw:connector>
        <draw:connector draw:style-name="gr3" draw:text-style-name="P1" draw:layer="layout" draw:type="curve" svg:x1="-2.928cm" svg:y1="11.526cm" svg:x2="2.712cm" svg:y2="10.052cm" draw:start-shape="id1" draw:start-glue-point="0" draw:end-shape="id2" draw:end-glue-point="3" svg:d="m-2928 11526c0-983 1880-1474 5640-1474" svg:viewBox="0 0 5641 1475">
          <text:p/>
        </draw:connector>
        <draw:connector draw:style-name="gr4" draw:text-style-name="P1" draw:layer="layout" draw:type="curve" svg:x1="4.183cm" svg:y1="9.092cm" svg:x2="9.9cm" svg:y2="4.341cm" draw:start-shape="id2" draw:start-glue-point="0" draw:end-shape="id3" draw:end-glue-point="3" svg:d="m4183 9092c0-3168 1905-4751 5717-4751" svg:viewBox="0 0 5718 4752">
          <text:p/>
        </draw:connector>
        <draw:frame draw:style-name="gr5" draw:layer="layout" svg:width="9.502cm" svg:height="0.962cm" svg:x="1.508cm" svg:y="11.214cm">
          <draw:text-box>
            <text:p>Receiver / Deserializer executor</text:p>
          </draw:text-box>
        </draw:frame>
        <draw:frame draw:style-name="gr5" draw:layer="layout" svg:width="5.159cm" svg:height="0.962cm" svg:x="9.303cm" svg:y="5.499cm">
          <draw:text-box>
            <text:p>Stream executor</text:p>
          </draw:text-box>
        </draw:frame>
        <draw:frame draw:style-name="gr5" draw:layer="layout" svg:width="4.596cm" svg:height="0.962cm" svg:x="-5.848cm" svg:y="13.827cm">
          <draw:text-box>
            <text:p>Netty executor</text:p>
          </draw:text-box>
        </draw:frame>
        <draw:custom-shape draw:style-name="gr2" draw:text-style-name="P1" draw:layer="layout" svg:width="4.699cm" svg:height="1.92cm" svg:x="15.605cm" svg:y="5.684cm">
          <draw:glue-point draw:id="4" svg:x="1.872cm" svg:y="-4.833cm"/>
          <text:p text:style-name="P1">Ser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8.338cm" svg:height="0.962cm" svg:x="13.954cm" svg:y="7.985cm">
          <draw:text-box>
            <text:p>Sender / Serializer executor</text:p>
          </draw:text-box>
        </draw:frame>
        <draw:custom-shape draw:style-name="gr2" draw:text-style-name="P1" draw:layer="layout" svg:width="5.864cm" svg:height="1.92cm" svg:x="21.679cm" svg:y="9.382cm">
          <draw:glue-point draw:id="4" svg:x="1.872cm" svg:y="-4.833cm"/>
          <text:p text:style-name="P1">Outbound channel han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7:34:11</meta:creation-date>
    <dc:date>2013-02-24T18:19:09</dc:date>
    <meta:editing-duration>PT32M16S</meta:editing-duration>
    <meta:editing-cycles>2</meta:editing-cycles>
    <meta:generator>LibreOffice/3.6$MacOSX_x86 LibreOffice_project/58f22d5-270d05a-e2abed1-ea17a85-9b5702</meta:generator>
    <meta:document-statistic meta:object-count="12"/>
  </office:meta>
</office:document-meta>
</file>